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Alizarin-title">
      <style:graphic-properties draw:auto-grow-height="true" fo:min-height="1.875cm"/>
      <style:paragraph-properties style:writing-mode="lr-tb"/>
    </style:style>
    <style:style style:name="pr2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Alizarin-title">
      <style:graphic-properties fo:min-height="1.625cm"/>
      <style:paragraph-properties style:writing-mode="lr-tb"/>
    </style:style>
    <style:style style:name="pr4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draw:frame presentation:style-name="pr1" draw:text-style-name="P1" draw:layer="layout" svg:width="26cm" svg:height="1.875cm" svg:x="1cm" svg:y="0.75cm" presentation:class="title">
          <draw:text-box>
            <text:p text:style-name="P1"><text:span text:style-name="T1">SE Testing Tool Mini-Project</text:span></text:p>
          </draw:text-box>
        </draw:frame>
        <draw:frame draw:style-name="gr1" draw:text-style-name="P3" draw:layer="layout" svg:width="25.4cm" svg:height="9.2cm" svg:x="1.6cm" svg:y="3.8cm">
          <draw:text-box>
            <text:p text:style-name="P2"><text:span text:style-name="T2">Group Members:-</text:span></text:p>
            <text:p text:style-name="P2"><text:span text:style-name="T2"/></text:p>
            <text:p text:style-name="P2"><text:span text:style-name="T3">1. Rushikesh Karwa <text:s text:c="2"/>MIS:-111903071</text:span></text:p>
            <text:p text:style-name="P2"><text:span text:style-name="T3">2. Rutvik Pande</text:span><text:span text:style-name="T3"><text:tab/></text:span><text:span text:style-name="T3"> <text:s text:c="2"/>MIS:-111903076</text:span></text:p>
            <text:p text:style-name="P2"><text:span text:style-name="T3"/></text:p>
            <text:p text:style-name="P2"><text:span text:style-name="T2">Batch</text:span><text:span text:style-name="T3">:- T-5 <text:s text:c="6"/></text:span><text:span text:style-name="T2">DIV:-</text:span><text:span text:style-name="T4">1</text:span></text:p>
            <text:p text:style-name="P2"><text:span text:style-name="T3"/></text:p>
            <text:p text:style-name="P2"><text:span text:style-name="T2">Problem Statement:-</text:span></text:p>
            <text:p text:style-name="P2"><text:span text:style-name="T4">Writing a testing tool for simple calculator</text:span></text:p>
            <text:p text:style-name="P2"><text:span text:style-name="T4"/></text:p>
            <text:p text:style-name="P2"><text:span text:style-name="T2">Project Guide:- </text:span><text:span text:style-name="T4">Prof. Ghotkar Si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3" draw:text-style-name="P1" draw:layer="layout" svg:width="26cm" svg:height="1.875cm" svg:x="1cm" svg:y="0.75cm" presentation:class="title">
          <draw:text-box>
            <text:p text:style-name="P1"><text:span text:style-name="T1">Details About the library used for the testing:-</text:span></text:p>
          </draw:text-box>
        </draw:frame>
        <draw:frame draw:style-name="gr3" draw:text-style-name="P6" draw:layer="layout" svg:width="25.2cm" svg:height="2.384cm" svg:x="1.4cm" svg:y="3.8cm">
          <draw:text-box>
            <text:p text:style-name="P5"><text:span text:style-name="T5">Library used:-</text:span></text:p>
            <text:p text:style-name="P5"><text:span text:style-name="T6"/></text:p>
            <text:p text:style-name="P5"><text:span text:style-name="T6">Unittest in python</text:span></text:p>
          </draw:text-box>
        </draw:frame>
        <draw:frame draw:style-name="gr3" draw:text-style-name="P7" draw:layer="layout" svg:width="21cm" svg:height="5.228cm" svg:x="1.6cm" svg:y="7cm">
          <draw:text-box>
            <text:list text:style-name="L3">
              <text:list-item>
                <text:p>The unittest module provides a rich set of tools for constructing and running tests</text:p>
              </text:list-item>
              <text:list-item>
                <text:p>Generally, when the development process is complete, the developer codes criteria, or the results that are known to be potentially practical and useful, into the test script to verify a particular unit's correctness.</text:p>
              </text:list-item>
              <text:list-item>
                <text:p>During test case execution, various frameworks log tests that fail any criterion and report them in a summar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3" draw:text-style-name="P1" draw:layer="layout" svg:width="26cm" svg:height="1.875cm" svg:x="1cm" svg:y="0.75cm" presentation:class="title" presentation:user-transformed="true">
          <draw:text-box>
            <text:p text:style-name="P1"><text:span text:style-name="T1">Library Functions used from unittest</text:span></text:p>
          </draw:text-box>
        </draw:frame>
        <draw:frame draw:style-name="gr3" draw:text-style-name="P7" draw:layer="layout" svg:width="25.2cm" svg:height="5.228cm" svg:x="1.4cm" svg:y="4.4cm">
          <draw:text-box>
            <text:p>1) assertEqual() </text:p>
            <text:p/>
            <text:p>Syntax: assertEqual(firstValue, secondValue, message)</text:p>
            <text:p><text:span text:style-name="T5">firstValue</text:span> <text:s/>variable of any type which is used in the comparison by function</text:p>
            <text:p><text:span text:style-name="T5">secondValue</text:span>: variable of any type which is used in the comparison by function</text:p>
            <text:p><text:span text:style-name="T5">message</text:span>: a string sentence as a message which got displayed when the test case got failed.</text:p>
          </draw:text-box>
        </draw:frame>
        <draw:frame draw:style-name="gr3" draw:text-style-name="P7" draw:layer="layout" svg:width="21.8cm" svg:height="4.517cm" svg:x="1.4cm" svg:y="10cm">
          <draw:text-box>
            <text:p>2)assertNotEqual()</text:p>
            <text:p>Syntax: assertEqual(firstValue, secondValue, message)</text:p>
            <text:p>For the parameters description is same as above</text:p>
            <text:p/>
            <text:p>and oops concepts are used for testing and code part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3" draw:text-style-name="P1" draw:layer="layout" svg:width="26cm" svg:height="1.875cm" svg:x="1cm" svg:y="0.75cm" presentation:class="title" presentation:user-transformed="true">
          <draw:text-box>
            <text:p text:style-name="P1"><text:span text:style-name="T1">Calculator Tested for following Functions</text:span></text:p>
          </draw:text-box>
        </draw:frame>
        <draw:frame draw:style-name="gr3" draw:text-style-name="P7" draw:layer="layout" svg:width="25.6cm" svg:height="9.782cm" svg:x="1.2cm" svg:y="4cm">
          <draw:text-box>
            <text:p><text:span text:style-name="T7">1)Addition</text:span></text:p>
            <text:p><text:span text:style-name="T7"/></text:p>
            <text:p><text:span text:style-name="T7">2)Subtraction</text:span></text:p>
            <text:p><text:span text:style-name="T7"/></text:p>
            <text:p><text:span text:style-name="T7">3)Multiplication</text:span></text:p>
            <text:p><text:span text:style-name="T7"/></text:p>
            <text:p><text:span text:style-name="T7">4)Division</text:span></text:p>
            <text:p><text:span text:style-name="T7"/></text:p>
            <text:p><text:span text:style-name="T7">5)Factorial</text:span></text:p>
            <text:p><text:span text:style-name="T7"/></text:p>
            <text:p><text:span text:style-name="T7">6)Sine</text:span></text:p>
            <text:p><text:span text:style-name="T7"/></text:p>
            <text:p><text:span text:style-name="T7">7)Cosine</text:span></text:p>
            <text:p><text:span text:style-name="T7"/></text:p>
            <text:p><text:span text:style-name="T7">8)Tangent</text:span></text:p>
            <text:p/>
          </draw:text-box>
        </draw:frame>
        <draw:frame draw:style-name="gr3" draw:text-style-name="P7" draw:layer="layout" svg:width="14cm" svg:height="2.384cm" svg:x="12.8cm" svg:y="4cm">
          <draw:text-box>
            <text:p>9)Square root</text:p>
            <text:p/>
            <text:p>10)Natural log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3" draw:text-style-name="P1" draw:layer="layout" svg:width="26cm" svg:height="1.875cm" svg:x="1cm" svg:y="0.75cm" presentation:class="title">
          <draw:text-box>
            <text:p text:style-name="P1"><text:span text:style-name="T1">References:-</text:span></text:p>
          </draw:text-box>
        </draw:frame>
        <draw:frame draw:style-name="gr3" draw:text-style-name="P7" draw:layer="layout" svg:width="24.2cm" svg:height="3.095cm" svg:x="0.8cm" svg:y="3.4cm">
          <draw:text-box>
            <text:p>1)Python Documentation:-</text:p>
            <text:p><text:a xlink:href="https://docs.python.org/3/library/unittest.html" xlink:type="simple">https://docs.python.org/3/library/unittest.html</text:a></text:p>
            <text:p/>
            <text:p>2)<text:a xlink:href="https://www.geeksforgeeks.org/unit-testing-software-testing/" xlink:type="simple">https://www.geeksforgeeks.org/unit-testing-software-testing/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Noto Sans Black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09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6.09999990463257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093cm" fo:text-indent="0cm"/>
      <style:text-properties style:font-name="Noto Sans Light" fo:font-family="'Noto Sans Light'" style:font-style-name="細字" style:font-family-generic="swiss" style:font-pitch="variable" fo:font-size="5.19999980926514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069cm" fo:text-indent="0cm"/>
      <style:text-properties fo:font-size="4.30000019073486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045cm" fo:text-indent="0cm"/>
      <style:text-properties fo:font-size="3.79999995231628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22cm" fo:text-indent="0cm"/>
      <style:text-properties fo:font-size="3.79999995231628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22cm" fo:text-indent="0cm"/>
      <style:text-properties fo:font-size="3.79999995231628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22cm" fo:text-indent="0cm"/>
      <style:text-properties fo:font-size="3.79999995231628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22cm" fo:text-indent="0cm"/>
      <style:text-properties fo:font-size="3.29999995231628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22cm" fo:text-indent="0cm"/>
      <style:text-properties fo:font-size="3.29999995231628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style-name="黒" style:font-family-generic="swiss" style:font-pitch="variable" fo:font-size="7.59999990463257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stroke="none" draw:fill="solid" draw:fill-color="#e74c3c" draw:textarea-vertical-align="middle" draw:auto-grow-height="false" fo:min-height="2.625cm" fo:min-width="27cm"/>
    </style:style>
    <style:style style:name="Mgr4" style:family="graphic">
      <style:graphic-properties draw:stroke="none" draw:fill="solid" draw:fill-color="#e74c3c" draw:textarea-vertical-align="middle" draw:auto-grow-height="false" fo:min-height="1.125cm" fo:min-width="7cm"/>
    </style:style>
    <style:style style:name="Mgr5" style:family="graphic">
      <style:graphic-properties draw:stroke="none" draw:fill="solid" draw:fill-color="#bdc3c7" draw:textarea-vertical-align="middle" draw:auto-grow-height="false" fo:min-height="1.125cm" fo:min-width="18cm"/>
    </style:style>
    <style:style style:name="Mgr6" style:family="graphic">
      <style:graphic-properties draw:stroke="none" draw:fill-color="#f44336" draw:textarea-vertical-align="middle" draw:auto-grow-height="false" fo:min-height="1.125cm" fo:min-width="1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5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end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lizarin" style:page-layout-name="PM1" draw:style-name="Mdp2">
      <draw:custom-shape draw:style-name="Mgr3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9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draw:layer="backgroundobjects" svg:width="25.5cm" svg:height="9.75cm" svg:x="1cm" svg:y="4.125cm" presentation:class="outline" presentation:placeholder="true">
        <draw:text-box/>
      </draw:frame>
      <draw:frame presentation:style-name="Mpr4" draw:layer="backgroundobjects" svg:width="6.5cm" svg:height="1.087cm" svg:x="21cm" svg:y="14.25cm" presentation:class="date-time">
        <draw:text-box>
          <text:p text:style-name="MP11"><presentation:date-time/></text:p>
        </draw:text-box>
      </draw:frame>
      <draw:frame presentation:style-name="Mpr5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6" draw:text-style-name="MP7" draw:layer="backgroundobjects" svg:width="1.5cm" svg:height="1.125cm" svg:x="0.5cm" svg:y="14.25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0:47:03.607981781</meta:creation-date>
    <dc:date>2021-11-11T11:42:00.194797066</dc:date>
    <meta:editing-duration>PT24M5S</meta:editing-duration>
    <meta:editing-cycles>1</meta:editing-cycles>
    <meta:document-statistic meta:object-count="59"/>
    <meta:generator>LibreOffice/6.4.2.2$Linux_X86_64 LibreOffice_project/40$Build-2</meta:generator>
  </office:meta>
</office:document-meta>
</file>